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-asian="Arial1" style:font-name-complex="Arial1"/>
    </style:style>
    <style:style style:name="P3" style:family="paragraph" style:parent-style-name="Standard">
      <style:paragraph-properties style:line-height-at-least="0.35mm"/>
      <style:text-properties fo:color="#000000" style:font-name-asian="Arial1" style:font-name-complex="Arial1"/>
    </style:style>
    <style:style style:name="P4" style:family="paragraph" style:parent-style-name="Standard">
      <style:text-properties fo:color="#000000" fo:font-weight="bold" style:font-name-asian="Arial1" style:font-weight-asian="bold" style:font-name-complex="Arial1" style:font-weight-complex="bold"/>
    </style:style>
    <style:style style:name="P5" style:family="paragraph" style:parent-style-name="Standard">
      <style:paragraph-properties fo:line-height="3.77mm"/>
      <style:text-properties fo:color="#000000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.14mm" fo:margin-bottom="0mm"/>
      <style:text-properties fo:color="#000000" style:font-name-asian="Arial1" style:font-name-complex="Arial1"/>
    </style:style>
    <style:style style:name="P8" style:family="paragraph" style:parent-style-name="Standard" style:master-page-name="Standard">
      <style:paragraph-properties fo:margin-top="0.14mm" fo:margin-bottom="0mm" style:page-number="auto"/>
      <style:text-properties fo:color="#000000" style:font-name-asian="Times New Roman" style:font-name-complex="Times New Roman"/>
    </style:style>
    <style:style style:name="P9" style:family="paragraph" style:parent-style-name="Standard">
      <style:paragraph-properties fo:margin-left="1.91mm" fo:margin-right="0mm" style:line-height-at-least="0.35mm" fo:text-indent="0mm" style:auto-text-indent="false"/>
      <style:text-properties fo:color="#000000" style:font-name-asian="Arial1" style:font-name-complex="Arial1"/>
    </style:style>
    <style:style style:name="P10" style:family="paragraph" style:parent-style-name="Standard" style:master-page-name="">
      <style:paragraph-properties fo:margin-top="0.05mm" fo:margin-bottom="0mm" style:page-number="auto"/>
      <style:text-properties fo:color="#000000" style:font-name-asian="Arial1" style:font-name-complex="Arial1"/>
    </style:style>
    <style:style style:name="P11" style:family="paragraph" style:parent-style-name="Standard">
      <style:paragraph-properties fo:margin-top="0.16mm" fo:margin-bottom="0mm"/>
      <style:text-properties fo:color="#000000" style:font-name-asian="Arial1" style:font-name-complex="Arial1"/>
    </style:style>
    <style:style style:name="P12" style:family="paragraph" style:parent-style-name="Standard">
      <style:paragraph-properties fo:margin-left="2.86mm" fo:margin-right="0mm" fo:margin-top="4.23mm" fo:margin-bottom="4.23mm" fo:text-align="justify" style:justify-single-word="false" fo:text-indent="0mm" style:auto-text-indent="false"/>
    </style:style>
    <style:style style:name="P13" style:family="paragraph" style:parent-style-name="Standard">
      <style:paragraph-properties fo:margin-left="89.02mm" fo:margin-right="0mm" style:line-height-at-least="0.35mm" fo:text-indent="0mm" style:auto-text-indent="false"/>
      <style:text-properties fo:color="#000000" style:font-name-asian="Arial1" style:font-name-complex="Arial1"/>
    </style:style>
    <style:style style:name="P14" style:family="paragraph" style:parent-style-name="Standard">
      <style:paragraph-properties fo:margin-left="2.91mm" fo:margin-right="0mm" style:line-height-at-least="0.35mm" fo:text-indent="0mm" style:auto-text-indent="false"/>
      <style:text-properties fo:color="#000000" style:font-name-asian="Arial1" style:font-name-complex="Arial1"/>
    </style:style>
    <style:style style:name="P15" style:family="paragraph" style:parent-style-name="Standard" style:master-page-name="">
      <style:paragraph-properties style:page-number="auto"/>
      <style:text-properties fo:color="#000000" style:font-name-asian="Arial1" style:font-name-complex="Arial1"/>
    </style:style>
    <style:style style:name="P16" style:family="paragraph" style:parent-style-name="Text_20_body">
      <style:paragraph-properties fo:line-height="107%"/>
    </style:style>
    <style:style style:name="P17" style:family="paragraph" style:parent-style-name="Text_20_body">
      <style:paragraph-properties fo:line-height="3.77mm"/>
    </style:style>
    <style:style style:name="P18" style:family="paragraph" style:parent-style-name="Text_20_body">
      <style:paragraph-properties fo:margin-left="3.33mm" fo:margin-right="0mm" fo:margin-top="0.44mm" fo:margin-bottom="0mm" fo:text-indent="0mm" style:auto-text-indent="false"/>
    </style:style>
    <style:style style:name="P19" style:family="paragraph" style:parent-style-name="Text_20_body">
      <style:paragraph-properties fo:margin-left="3.16mm" fo:margin-right="0mm" fo:text-indent="0mm" style:auto-text-indent="false"/>
    </style:style>
    <style:style style:name="P20" style:family="paragraph" style:parent-style-name="Text_20_body">
      <style:paragraph-properties fo:margin-left="3.16mm" fo:margin-right="0mm" fo:margin-top="0.44mm" fo:margin-bottom="0mm" fo:text-indent="0mm" style:auto-text-indent="false"/>
    </style:style>
    <style:style style:name="P21" style:family="paragraph" style:parent-style-name="Text_20_body">
      <style:paragraph-properties fo:margin-top="2.43mm" fo:margin-bottom="0mm"/>
    </style:style>
    <style:style style:name="P22" style:family="paragraph" style:parent-style-name="Text_20_body" style:master-page-name="">
      <style:paragraph-properties fo:margin-left="3.07mm" fo:margin-right="2.82mm" fo:margin-top="1.41mm" fo:margin-bottom="0mm" fo:line-height="109%" fo:text-indent="-0.18mm" style:auto-text-indent="false" style:page-number="auto"/>
    </style:style>
    <style:style style:name="P23" style:family="paragraph" style:parent-style-name="Text_20_body">
      <style:paragraph-properties fo:margin-left="3.07mm" fo:margin-right="1.23mm" fo:margin-top="1.41mm" fo:margin-bottom="0mm" fo:line-height="109%" fo:text-indent="-0.18mm" style:auto-text-indent="false"/>
    </style:style>
    <style:style style:name="P24" style:family="paragraph" style:parent-style-name="Text_20_body">
      <style:paragraph-properties fo:margin-left="3mm" fo:margin-right="0mm" fo:line-height="107%" fo:text-indent="0.49mm" style:auto-text-indent="false"/>
    </style:style>
    <style:style style:name="P25" style:family="paragraph" style:parent-style-name="Text_20_body">
      <style:paragraph-properties fo:margin-left="2.91mm" fo:margin-right="0mm" fo:margin-top="1.32mm" fo:margin-bottom="0mm" fo:text-indent="0mm" style:auto-text-indent="false" fo:break-before="column"/>
    </style:style>
    <style:style style:name="P26" style:family="paragraph" style:parent-style-name="Text_20_body">
      <style:paragraph-properties fo:margin-left="2.86mm" fo:margin-right="0mm" fo:text-align="justify" style:justify-single-word="false" fo:text-indent="0mm" style:auto-text-indent="false"/>
    </style:style>
    <style:style style:name="P27" style:family="paragraph" style:parent-style-name="Text_20_body">
      <style:paragraph-properties fo:margin-left="2.86mm" fo:margin-right="0mm" fo:line-height="166%" fo:text-align="justify" style:justify-single-word="false" fo:text-indent="0mm" style:auto-text-indent="false"/>
      <style:text-properties fo:color="#000000" style:font-name="Calibri" fo:font-size="11pt" fo:letter-spacing="0.44mm" style:font-size-asian="11pt" style:font-size-complex="11pt" style:text-scale="110%"/>
    </style:style>
    <style:style style:name="P28" style:family="paragraph" style:parent-style-name="Text_20_body">
      <style:paragraph-properties fo:margin-left="3.25mm" fo:margin-right="0mm" fo:margin-top="0.46mm" fo:margin-bottom="0mm" fo:line-height="111%" fo:text-indent="0mm" style:auto-text-indent="false"/>
    </style:style>
    <style:style style:name="P29" style:family="paragraph" style:parent-style-name="Text_20_body" style:master-page-name="">
      <style:paragraph-properties fo:margin-left="3.25mm" fo:margin-right="0mm" fo:margin-top="0.46mm" fo:margin-bottom="0mm" fo:line-height="111%" fo:text-indent="0mm" style:auto-text-indent="false" style:page-number="auto"/>
    </style:style>
    <style:style style:name="P30" style:family="paragraph" style:parent-style-name="Text_20_body">
      <style:paragraph-properties fo:margin-left="3.25mm" fo:margin-right="17.5mm" fo:line-height="111%" fo:text-indent="0mm" style:auto-text-indent="false" fo:break-before="column"/>
    </style:style>
    <style:style style:name="T1" style:family="text">
      <style:text-properties fo:color="#000000" style:font-name="Calibri" fo:font-size="11pt" style:font-size-asian="11pt" style:font-size-complex="11pt"/>
    </style:style>
    <style:style style:name="T2" style:family="text">
      <style:text-properties fo:color="#000000" style:font-name="Calibri" fo:font-size="11pt" style:font-size-asian="11pt" style:font-size-complex="11pt" style:text-scale="105%"/>
    </style:style>
    <style:style style:name="T3" style:family="text">
      <style:text-properties fo:color="#000000" style:font-name="Calibri" fo:font-size="11pt" style:font-size-asian="11pt" style:font-size-complex="11pt" style:text-scale="109%"/>
    </style:style>
    <style:style style:name="T4" style:family="text">
      <style:text-properties fo:color="#000000" style:font-name="Calibri" fo:font-size="11pt" style:font-size-asian="11pt" style:font-size-complex="11pt" style:text-scale="95%"/>
    </style:style>
    <style:style style:name="T5" style:family="text">
      <style:text-properties fo:color="#000000" style:font-name="Calibri" fo:font-size="11pt" style:font-size-asian="11pt" style:font-size-complex="11pt" style:text-scale="101%"/>
    </style:style>
    <style:style style:name="T6" style:family="text">
      <style:text-properties fo:color="#000000" style:font-name="Calibri" fo:font-size="11pt" style:font-size-asian="11pt" style:font-size-complex="11pt" style:text-scale="110%"/>
    </style:style>
    <style:style style:name="T7" style:family="text">
      <style:text-properties fo:color="#000000" style:font-name="Calibri" fo:font-size="11pt" style:font-size-asian="11pt" style:font-size-complex="11pt" style:text-scale="98%"/>
    </style:style>
    <style:style style:name="T8" style:family="text">
      <style:text-properties fo:color="#000000" style:font-name="Calibri" fo:font-size="11pt" fo:font-weight="bold" style:font-size-asian="11pt" style:font-weight-asian="bold" style:font-size-complex="11pt" style:text-scale="105%"/>
    </style:style>
    <style:style style:name="T9" style:family="text">
      <style:text-properties fo:color="#000000" style:font-name="Calibri" fo:font-size="11pt" fo:letter-spacing="0.18mm" style:font-size-asian="11pt" style:font-size-complex="11pt" style:text-scale="105%"/>
    </style:style>
    <style:style style:name="T10" style:family="text">
      <style:text-properties fo:color="#000000" style:font-name="Calibri" fo:font-size="11pt" fo:letter-spacing="0.16mm" style:font-size-asian="11pt" style:font-size-complex="11pt" style:text-scale="105%"/>
    </style:style>
    <style:style style:name="T11" style:family="text">
      <style:text-properties fo:color="#000000" style:font-name="Calibri" fo:font-size="11pt" fo:letter-spacing="0.16mm" style:text-underline-style="solid" style:text-underline-width="bold" style:text-underline-color="#000000" style:font-size-asian="11pt" style:font-size-complex="11pt" style:text-scale="90%"/>
    </style:style>
    <style:style style:name="T12" style:family="text">
      <style:text-properties fo:color="#000000" style:font-name="Calibri" fo:font-size="11pt" fo:letter-spacing="-0.05mm" style:font-size-asian="11pt" style:font-size-complex="11pt" style:text-scale="105%"/>
    </style:style>
    <style:style style:name="T13" style:family="text">
      <style:text-properties fo:color="#000000" style:font-name="Calibri" fo:font-size="11pt" fo:letter-spacing="-0.55mm" style:font-size-asian="11pt" style:font-size-complex="11pt" style:text-scale="105%"/>
    </style:style>
    <style:style style:name="T14" style:family="text">
      <style:text-properties fo:color="#000000" style:font-name="Calibri" fo:font-size="11pt" fo:letter-spacing="0.26mm" style:font-size-asian="11pt" style:font-size-complex="11pt"/>
    </style:style>
    <style:style style:name="T15" style:family="text">
      <style:text-properties fo:color="#000000" style:font-name="Calibri" fo:font-size="11pt" fo:letter-spacing="0.26mm" style:font-size-asian="11pt" style:font-size-complex="11pt" style:text-scale="110%"/>
    </style:style>
    <style:style style:name="T16" style:family="text">
      <style:text-properties fo:color="#000000" style:font-name="Calibri" fo:font-size="11pt" fo:letter-spacing="-0.56mm" style:font-size-asian="11pt" style:font-size-complex="11pt" style:text-scale="95%"/>
    </style:style>
    <style:style style:name="T17" style:family="text">
      <style:text-properties fo:color="#000000" style:font-name="Calibri" fo:font-size="11pt" fo:letter-spacing="0.02mm" style:font-size-asian="11pt" style:font-size-complex="11pt" style:text-scale="105%"/>
    </style:style>
    <style:style style:name="T18" style:family="text">
      <style:text-properties fo:color="#000000" style:font-name="Calibri" fo:font-size="11pt" fo:letter-spacing="0.25mm" style:font-size-asian="11pt" style:font-size-complex="11pt" style:text-scale="105%"/>
    </style:style>
    <style:style style:name="T19" style:family="text">
      <style:text-properties fo:color="#000000" style:font-name="Calibri" fo:font-size="11pt" fo:letter-spacing="0.72mm" style:font-size-asian="11pt" style:font-size-complex="11pt" style:text-scale="105%"/>
    </style:style>
    <style:style style:name="T20" style:family="text">
      <style:text-properties fo:color="#000000" style:font-name="Calibri" fo:font-size="11pt" fo:letter-spacing="0.39mm" style:font-size-asian="11pt" style:font-size-complex="11pt" style:text-scale="107%"/>
    </style:style>
    <style:style style:name="T21" style:family="text">
      <style:text-properties fo:color="#000000" style:font-name="Calibri" fo:font-size="11pt" fo:letter-spacing="0.39mm" style:font-size-asian="11pt" style:font-size-complex="11pt" style:text-scale="113%"/>
    </style:style>
    <style:style style:name="T22" style:family="text">
      <style:text-properties fo:color="#000000" style:font-name="Calibri" fo:font-size="11pt" fo:letter-spacing="0.39mm" style:font-size-asian="11pt" style:font-size-complex="11pt" style:text-scale="110%"/>
    </style:style>
    <style:style style:name="T23" style:family="text">
      <style:text-properties fo:color="#000000" style:font-name="Calibri" fo:font-size="11pt" fo:letter-spacing="0.71mm" style:font-size-asian="11pt" style:font-size-complex="11pt" style:text-scale="105%"/>
    </style:style>
    <style:style style:name="T24" style:family="text">
      <style:text-properties fo:color="#000000" style:font-name="Calibri" fo:font-size="11pt" fo:letter-spacing="0.71mm" style:font-size-asian="11pt" style:font-size-complex="11pt" style:text-scale="110%"/>
    </style:style>
    <style:style style:name="T25" style:family="text">
      <style:text-properties fo:color="#000000" style:font-name="Calibri" fo:font-size="11pt" fo:letter-spacing="-0.14mm" style:font-size-asian="11pt" style:font-size-complex="11pt" style:text-scale="105%"/>
    </style:style>
    <style:style style:name="T26" style:family="text">
      <style:text-properties fo:color="#000000" style:font-name="Calibri" fo:font-size="11pt" fo:letter-spacing="-0.04mm" style:font-size-asian="11pt" style:font-size-complex="11pt"/>
    </style:style>
    <style:style style:name="T27" style:family="text">
      <style:text-properties fo:color="#000000" style:font-name="Calibri" fo:font-size="11pt" fo:letter-spacing="-0.49mm" style:font-size-asian="11pt" style:font-size-complex="11pt"/>
    </style:style>
    <style:style style:name="T28" style:family="text">
      <style:text-properties fo:color="#000000" style:font-name="Calibri" fo:font-size="11pt" fo:letter-spacing="0.19mm" style:font-size-asian="11pt" style:font-size-complex="11pt" style:text-scale="105%"/>
    </style:style>
    <style:style style:name="T29" style:family="text">
      <style:text-properties fo:color="#000000" style:font-name="Calibri" fo:font-size="11pt" fo:letter-spacing="0.19mm" style:font-size-asian="11pt" style:font-size-complex="11pt" style:text-scale="110%"/>
    </style:style>
    <style:style style:name="T30" style:family="text">
      <style:text-properties fo:color="#000000" style:font-name="Calibri" fo:font-size="11pt" style:text-underline-style="solid" style:text-underline-width="bold" style:text-underline-color="#000000" style:font-size-asian="11pt" style:font-size-complex="11pt" style:text-scale="90%"/>
    </style:style>
    <style:style style:name="T31" style:family="text">
      <style:text-properties fo:color="#000000" style:font-name="Calibri" fo:font-size="11pt" fo:letter-spacing="-0.46mm" style:text-underline-style="solid" style:text-underline-width="bold" style:text-underline-color="#000000" style:font-size-asian="11pt" style:font-size-complex="11pt" style:text-scale="90%"/>
    </style:style>
    <style:style style:name="T32" style:family="text">
      <style:text-properties fo:color="#000000" style:font-name="Calibri" fo:font-size="11pt" fo:letter-spacing="0.04mm" style:font-size-asian="11pt" style:font-size-complex="11pt" style:text-scale="110%"/>
    </style:style>
    <style:style style:name="T33" style:family="text">
      <style:text-properties fo:color="#000000" style:font-name="Calibri" fo:font-size="11pt" fo:letter-spacing="0.04mm" style:font-size-asian="11pt" style:font-size-complex="11pt" style:text-scale="105%"/>
    </style:style>
    <style:style style:name="T34" style:family="text">
      <style:text-properties fo:color="#000000" style:font-name="Calibri" fo:font-size="11pt" fo:letter-spacing="0.04mm" style:text-underline-style="solid" style:text-underline-width="bold" style:text-underline-color="#000000" style:font-size-asian="11pt" style:font-size-complex="11pt" style:text-scale="90%"/>
    </style:style>
    <style:style style:name="T35" style:family="text"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T36" style:family="text">
      <style:text-properties fo:color="#000000" style:font-name="Calibri" fo:font-size="11pt" fo:letter-spacing="0.65mm" style:font-size-asian="11pt" style:font-size-complex="11pt" style:text-scale="110%"/>
    </style:style>
    <style:style style:name="T37" style:family="text">
      <style:text-properties fo:color="#000000" style:font-name="Calibri" fo:font-size="11pt" fo:letter-spacing="0.69mm" style:font-size-asian="11pt" style:font-size-complex="11pt" style:text-scale="110%"/>
    </style:style>
    <style:style style:name="T38" style:family="text">
      <style:text-properties fo:color="#000000" style:font-name="Calibri" fo:font-size="11pt" fo:letter-spacing="0.95mm" style:font-size-asian="11pt" style:font-size-complex="11pt" style:text-scale="110%"/>
    </style:style>
    <style:style style:name="T39" style:family="text">
      <style:text-properties fo:color="#000000" style:font-name="Calibri" fo:font-size="11pt" fo:letter-spacing="0.79mm" style:font-size-asian="11pt" style:font-size-complex="11pt" style:text-scale="110%"/>
    </style:style>
    <style:style style:name="T40" style:family="text">
      <style:text-properties fo:color="#000000" style:font-name="Calibri" fo:font-size="11pt" fo:letter-spacing="0.64mm" style:font-size-asian="11pt" style:font-size-complex="11pt" style:text-scale="110%"/>
    </style:style>
    <style:style style:name="T41" style:family="text">
      <style:text-properties fo:color="#000000" style:font-name="Calibri" fo:font-size="11pt" fo:letter-spacing="0.76mm" style:font-size-asian="11pt" style:font-size-complex="11pt" style:text-scale="110%"/>
    </style:style>
    <style:style style:name="T42" style:family="text">
      <style:text-properties fo:color="#000000" style:font-name="Calibri" fo:font-size="11pt" fo:letter-spacing="0.41mm" style:font-size-asian="11pt" style:font-size-complex="11pt" style:text-scale="110%"/>
    </style:style>
    <style:style style:name="T43" style:family="text">
      <style:text-properties fo:color="#000000" style:font-name="Calibri" fo:font-size="11pt" fo:letter-spacing="0.44mm" style:font-size-asian="11pt" style:font-size-complex="11pt" style:text-scale="110%"/>
    </style:style>
    <style:style style:name="T44" style:family="text">
      <style:text-properties fo:color="#000000" style:font-name="Calibri" fo:font-size="11pt" fo:letter-spacing="0.51mm" style:font-size-asian="11pt" style:font-size-complex="11pt" style:text-scale="105%"/>
    </style:style>
    <style:style style:name="T45" style:family="text">
      <style:text-properties fo:color="#000000" style:font-name="Calibri" fo:font-size="11pt" fo:letter-spacing="0.05mm" style:font-size-asian="11pt" style:font-size-complex="11pt" style:text-scale="105%"/>
    </style:style>
    <style:style style:name="T46" style:family="text">
      <style:text-properties fo:color="#000000" style:font-name="Calibri" fo:font-size="11pt" fo:letter-spacing="0.07mm" style:font-size-asian="11pt" style:font-size-complex="11pt" style:text-scale="105%"/>
    </style:style>
    <style:style style:name="T47" style:family="text">
      <style:text-properties fo:color="#000000" style:font-name="Calibri" fo:font-size="11pt" fo:letter-spacing="-0.48mm" style:font-size-asian="11pt" style:font-size-complex="11pt" style:text-scale="105%"/>
    </style:style>
    <style:style style:name="T48" style:family="text">
      <style:text-properties fo:color="#000000" style:font-name="Calibri" fo:font-size="11pt" fo:letter-spacing="-0.19mm" style:font-size-asian="11pt" style:font-size-complex="11pt" style:text-scale="110%"/>
    </style:style>
    <style:style style:name="T49" style:family="text">
      <style:text-properties fo:color="#000000" style:font-name="Calibri" fo:font-size="11pt" fo:letter-spacing="-0.25mm" style:font-size-asian="11pt" style:font-size-complex="11pt" style:text-scale="110%"/>
    </style:style>
    <style:style style:name="T50" style:family="text">
      <style:text-properties fo:color="#000000" fo:letter-spacing="0.39mm" style:text-scale="113%"/>
    </style:style>
    <style:style style:name="T51" style:family="text">
      <style:text-properties fo:color="#000000" fo:letter-spacing="0.39mm" style:text-scale="110%"/>
    </style:style>
    <style:style style:name="T52" style:family="text">
      <style:text-properties fo:color="#000000" fo:letter-spacing="0.71mm" style:text-scale="110%"/>
    </style:style>
    <style:style style:name="T53" style:family="text">
      <style:text-properties fo:color="#000000" fo:letter-spacing="0.65mm" style:text-scale="110%"/>
    </style:style>
    <style:style style:name="T54" style:family="text">
      <style:text-properties fo:color="#000000" fo:letter-spacing="0.69mm" style:text-scale="110%"/>
    </style:style>
    <style:style style:name="T55" style:family="text">
      <style:text-properties fo:color="#000000" fo:letter-spacing="0.95mm" style:text-scale="110%"/>
    </style:style>
    <style:style style:name="T56" style:family="text">
      <style:text-properties fo:color="#000000" fo:letter-spacing="0.79mm" style:text-scale="110%"/>
    </style:style>
    <style:style style:name="T57" style:family="text">
      <style:text-properties fo:color="#000000" fo:letter-spacing="0.64mm" style:text-scale="110%"/>
    </style:style>
    <style:style style:name="T58" style:family="text">
      <style:text-properties fo:color="#000000" fo:letter-spacing="0.76mm" style:text-scale="110%"/>
    </style:style>
    <style:style style:name="T59" style:family="text">
      <style:text-properties fo:color="#000000" style:text-scale="110%"/>
    </style:style>
    <style:style style:name="T60" style:family="text">
      <style:text-properties fo:color="#000000" style:font-name-asian="Arial1" style:font-name-complex="Arial1"/>
    </style:style>
    <style:style style:name="T61" style:family="text">
      <style:text-properties fo:color="#000000" fo:font-weight="bold" style:font-name-asian="Arial1" style:font-weight-asian="bold" style:font-name-complex="Arial1" style:font-weight-complex="bol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2">
          <style:column style:rel-width="33311*" fo:start-indent="0mm" fo:end-indent="36.78mm"/>
          <style:column style:rel-width="32224*" fo:start-indent="36.78mm" fo:end-indent="0mm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29527*" fo:start-indent="0mm" fo:end-indent="13.97mm"/>
          <style:column style:rel-width="36008*" fo:start-indent="13.97mm" fo:end-indent="0m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49mm" svg:stroke-color="#6b6774" draw:stroke-linejoin="round" draw:fill="none" fo:min-height="0.04mm" fo:min-width="154.76mm" fo:padding-top="0.25mm" fo:padding-bottom="0.25mm" fo:padding-left="0.25mm" fo:padding-right="0.25mm" style:run-through="background"/>
    </style:style>
    <style:style style:name="gr4" style:family="graphic">
      <style:graphic-properties draw:stroke="solid" svg:stroke-width="0.18mm" svg:stroke-color="#808387" draw:stroke-linejoin="round" draw:fill="none" fo:min-height="0.04mm" fo:min-width="57.59mm" fo:padding-top="0.09mm" fo:padding-bottom="0.09mm" fo:padding-left="0.09mm" fo:padding-right="0.09mm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0" draw:z-index="0" draw:name="Group 14" draw:style-name="gr1">
        <draw:g draw:name="Group 15" draw:style-name="gr2">
          <draw:custom-shape draw:name="Freeform 16" draw:style-name="gr3" svg:width="154.77mm" svg:height="0.04mm" svg:x="0.25mm" svg:y="0.25mm">
            <text:p/>
            <draw:enhanced-geometry draw:type="0"/>
          </draw:custom-shape>
        </draw:g>
      </draw:g>
      <draw:g text:anchor-type="page" text:anchor-page-number="0" draw:z-index="1" draw:name="Group 8" draw:style-name="gr1">
        <draw:g draw:name="Group 9" draw:style-name="gr2">
          <draw:custom-shape draw:name="Freeform 10" draw:style-name="gr4" svg:width="57.6mm" svg:height="0.04mm" svg:x="0.09mm" svg:y="0.09mm">
            <text:p/>
            <draw:enhanced-geometry draw:type="0"/>
          </draw:custom-shape>
        </draw:g>
      </draw:g>
      <text:section text:style-name="Sect1" text:name="TextSection">
        <text:p text:style-name="P8"><text:bookmark text:name="_GoBack"/></text:p>
        <text:p text:style-name="P18"><text:span text:style-name="T8">«Company»</text:span></text:p>
        <text:p text:style-name="P18"><text:span text:style-name="T2">(Company</text:span><text:span text:style-name="T9"> </text:span><text:span text:style-name="T2">Registration</text:span><text:span text:style-name="T10"> </text:span><text:span text:style-name="T2">No</text:span><text:span text:style-name="T12">:</text:span><text:span text:style-name="T13"> </text:span><text:span text:style-name="T2"><text:s/>«UEN»)</text:span></text:p>
        <text:p text:style-name="P20"><text:span text:style-name="T1">«CBlock», «CStreet_Name», #«CLevel»-«CUnit». Singapore</text:span><text:span text:style-name="T14"> (</text:span><text:span text:style-name="T1">«CPostal»)</text:span></text:p>
        <text:p text:style-name="P7"/>
        <text:p text:style-name="P9"/>
        <text:p text:style-name="P2"/>
        <text:p text:style-name="P2"/>
        <text:p text:style-name="P21"><text:span text:style-name="T1">Date: </text:span></text:p>
        <text:p text:style-name="P2"/>
        <text:p text:style-name="P2"/>
        <text:p text:style-name="P7"/>
        <text:p text:style-name="P2"/>
      </text:section>
      <text:section text:style-name="Sect2" text:name="Section1">
        <text:p text:style-name="P22"><text:span text:style-name="T1">The Officer-in-charge</text:span><text:span text:style-name="T3"> </text:span></text:p>
        <text:p text:style-name="P23"><text:span text:style-name="T4">ACR</text:span><text:span text:style-name="T16"> </text:span><text:span text:style-name="T4">A</text:span></text:p>
        <text:p text:style-name="P16"><text:span text:style-name="T17">10</text:span><text:span text:style-name="T18"> </text:span><text:span text:style-name="T2">Anson</text:span><text:span text:style-name="T19"> </text:span><text:span text:style-name="T2">Road</text:span></text:p>
        <text:p text:style-name="P24"><text:span text:style-name="T2">#05-01/15</text:span><text:span text:style-name="T20"> </text:span><text:span text:style-name="T2">International</text:span><text:span text:style-name="T23"> </text:span><text:span text:style-name="T2">Plaza</text:span><text:span text:style-name="T5"> </text:span><text:span text:style-name="T2">Singapore</text:span><text:span text:style-name="T25"> </text:span><text:span text:style-name="T2">079903</text:span></text:p>
        <text:p text:style-name="P25"><text:span text:style-name="T1">Tel</text:span><text:span text:style-name="T26">:</text:span><text:span text:style-name="T27"> </text:span><text:span text:style-name="T1">6248-6028</text:span></text:p>
        <text:p text:style-name="P1"/>
      </text:section>
      <text:section text:style-name="Sect1" text:name="Section2">
        <text:p text:style-name="P10"/>
        <text:p text:style-name="P19"><text:span text:style-name="T2">Dear</text:span><text:span text:style-name="T28"> </text:span><text:span text:style-name="T2">Sir/Mdm</text:span></text:p>
        <text:p text:style-name="P2"/>
        <text:p text:style-name="P11"/>
        <text:h text:style-name="Heading_20_1" text:outline-level="1"><text:span text:style-name="T30">RE :</text:span><text:span text:style-name="T31"> </text:span><text:span text:style-name="T30">STRIKE</text:span><text:span text:style-name="T11"> </text:span><text:span text:style-name="T30">OFF</text:span><text:span text:style-name="T34"> </text:span><text:span text:style-name="T30">COMPANY</text:span></text:h>
        <text:p text:style-name="P4"/>
        <text:p text:style-name="P4"/>
        <text:p text:style-name="P26"><text:span text:style-name="T6">We, </text:span><text:span text:style-name="T36">the</text:span><text:span text:style-name="T6"> </text:span><text:span text:style-name="T37">directors and s</text:span><text:span text:style-name="T6">hareholders </text:span><text:span text:style-name="T38">of the company, </text:span><text:span text:style-name="T39">hereby</text:span><text:span text:style-name="T6"> </text:span><text:span text:style-name="T37">certify</text:span><text:span text:style-name="T6"> </text:span><text:span text:style-name="T40">that</text:span><text:span text:style-name="T6"> </text:span><text:span text:style-name="T41">the</text:span><text:span text:style-name="T6"> </text:span><text:span text:style-name="T24">company</text:span><text:span text:style-name="T6"> “</text:span><text:span text:style-name="T4">«Company»</text:span><text:span text:style-name="T21">“ as per UEN#:«UEN», </text:span><text:span text:style-name="T22"><text:s/></text:span><text:span text:style-name="T6">did</text:span><text:span text:style-name="T15"> </text:span><text:span text:style-name="T6">not</text:span><text:span text:style-name="T32"> </text:span><text:span text:style-name="T6">commence</text:span><text:span text:style-name="T42"> </text:span><text:span text:style-name="T6">business</text:span><text:span text:style-name="T29"> </text:span><text:span text:style-name="T6">since</text:span><text:span text:style-name="T15"> </text:span><text:span text:style-name="T6">incorporation</text:span><text:span text:style-name="T43">.</text:span></text:p>
        <text:p text:style-name="P27"/>
        <text:p text:style-name="P12"><text:span text:style-name="T59">We, </text:span><text:span text:style-name="T53">the</text:span><text:span text:style-name="T59"> </text:span><text:span text:style-name="T54"><text:s/>directors and s</text:span><text:span text:style-name="T59">hareholders </text:span><text:span text:style-name="T55"><text:s/>of the company, </text:span><text:span text:style-name="T56"><text:s/></text:span><text:span text:style-name="T59">hereby </text:span><text:span text:style-name="T54"><text:s/></text:span><text:span text:style-name="T59">certify </text:span><text:span text:style-name="T57"><text:s/></text:span><text:span text:style-name="T59">that </text:span><text:span text:style-name="T58"><text:s/></text:span><text:span text:style-name="T59">the </text:span><text:span text:style-name="T52"><text:s/></text:span><text:span text:style-name="T59">company «Company»</text:span><text:span text:style-name="T50"> as per UEN#:«UEN», </text:span><text:span text:style-name="T51"><text:s/>has not commenced business since incorporation, to date it has no assets and liabilities.</text:span><text:span text:style-name="T60"> </text:span></text:p>
        <text:p text:style-name="P4"/>
        <text:p text:style-name="P6"><text:span text:style-name="T61">CERTIFIED AND CONFIRMED BY:</text:span></text:p>
        <text:p text:style-name="P4"/>
        <text:p text:style-name="P4"/>
        <text:p text:style-name="P4"/>
        <text:p text:style-name="P4"/>
        <text:p text:style-name="P4"/>
        <text:p text:style-name="P13"/>
        <text:p text:style-name="P14"/>
        <text:p text:style-name="P3"/>
      </text:section>
      <text:section text:style-name="Sect3" text:name="Section3">
        <text:p text:style-name="P29"><text:span text:style-name="T2">Name</text:span><text:span text:style-name="T44">:</text:span><text:span text:style-name="T17"> </text:span><text:span text:style-name="T2">«D1Name»</text:span></text:p>
        <text:p text:style-name="P28"><text:span text:style-name="T45">NR</text:span><text:span text:style-name="T46">I</text:span><text:span text:style-name="T33">C</text:span><text:span text:style-name="T46">:</text:span><text:span text:style-name="T47"> </text:span><text:span text:style-name="T1">«D1NRIC»</text:span></text:p>
        <text:p text:style-name="P17"><text:span text:style-name="T6">Shareholder</text:span><text:span text:style-name="T48"> </text:span><text:span text:style-name="T6">&amp;</text:span><text:span text:style-name="T49"> </text:span><text:span text:style-name="T6">Director</text:span></text:p>
        <text:p text:style-name="P30"><text:span text:style-name="T7"><text:s/></text:span></text:p>
        <text:p text:style-name="P5"/>
      </text:section>
      <text:section text:style-name="Sect1" text:name="Section4">
        <text:p text:style-name="P15"/>
        <text:p text:style-name="Standard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text-indent="0mm" style:auto-text-indent="false"/>
      <style:text-properties style:font-name="Arial" fo:font-size="9.5pt" style:font-name-asian="Arial1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3.16mm" fo:margin-right="0mm" fo:text-indent="0mm" style:auto-text-indent="false"/>
      <style:text-properties style:font-name="Arial" fo:font-size="10.5pt" fo:font-weight="bold" style:font-name-asian="Arial1" style:font-size-asian="10.5pt" style:font-weight-asian="bold" style:font-size-complex="10.5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Sally Khor</dc:creator>
    <meta:editing-cycles>5</meta:editing-cycles>
    <meta:creation-date>2015-06-27T06:15:00</meta:creation-date>
    <dc:date>2015-06-27T13:15:00</dc:date>
    <meta:editing-duration>PT2S</meta:editing-duration>
    <meta:generator>LibreOffice/3.5$Linux_X86_64 LibreOffice_project/350m1$Build-2</meta:generator>
    <meta:document-statistic meta:table-count="0" meta:image-count="0" meta:object-count="0" meta:page-count="2" meta:paragraph-count="18" meta:word-count="97" meta:character-count="698" meta:non-whitespace-character-count="604"/>
    <meta:user-defined meta:name="AppVersion">15.0000</meta:user-defined>
    <meta:user-defined meta:name="Created" meta:value-type="date">2014-12-26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4-12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